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I" style:family="table-column">
      <style:table-column-properties style:column-width="0.7701in" style:rel-column-width="728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E4" style:family="table-cell">
      <style:table-cell-properties fo:padding="0.0382in" fo:border-left="0.0007in solid #000000" fo:border-right="none" fo:border-top="none" fo:border-bottom="0.0007in solid #000000"/>
    </style:style>
    <style:style style:name="Table2.I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0790d1"/>
    </style:style>
    <style:style style:name="P2" style:family="paragraph" style:parent-style-name="Standard">
      <style:text-properties officeooo:paragraph-rsid="000a3c0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ef69" officeooo:paragraph-rsid="0005ef69" style:font-weight-asian="bold" style:font-weight-complex="bold"/>
    </style:style>
    <style:style style:name="P4" style:family="paragraph" style:parent-style-name="Standard">
      <style:text-properties officeooo:rsid="0005ef69" officeooo:paragraph-rsid="0005ef69"/>
    </style:style>
    <style:style style:name="P5" style:family="paragraph" style:parent-style-name="Standard">
      <style:text-properties officeooo:rsid="0005ef69" officeooo:paragraph-rsid="000790d1"/>
    </style:style>
    <style:style style:name="P6" style:family="paragraph" style:parent-style-name="Standard">
      <style:text-properties officeooo:rsid="000790d1" officeooo:paragraph-rsid="000790d1"/>
    </style:style>
    <style:style style:name="P7" style:family="paragraph" style:parent-style-name="Standard">
      <style:text-properties officeooo:rsid="000cb6e4" officeooo:paragraph-rsid="000cb6e4"/>
    </style:style>
    <style:style style:name="P8" style:family="paragraph" style:parent-style-name="Standard">
      <style:text-properties officeooo:rsid="000a3c0a" officeooo:paragraph-rsid="000a3c0a"/>
    </style:style>
    <style:style style:name="P9" style:family="paragraph" style:parent-style-name="Standard">
      <style:text-properties fo:font-weight="normal" officeooo:rsid="0010db51" officeooo:paragraph-rsid="0010db51" style:font-weight-asian="normal" style:font-weight-complex="normal"/>
    </style:style>
    <style:style style:name="P10" style:family="paragraph" style:parent-style-name="Standard">
      <style:text-properties fo:font-weight="normal" officeooo:rsid="002ef71a" officeooo:paragraph-rsid="0010db51" style:font-weight-asian="normal" style:font-weight-complex="normal"/>
    </style:style>
    <style:style style:name="P11" style:family="paragraph" style:parent-style-name="Table_20_Contents">
      <style:text-properties officeooo:paragraph-rsid="000a3c0a"/>
    </style:style>
    <style:style style:name="P12" style:family="paragraph" style:parent-style-name="Table_20_Contents">
      <style:text-properties officeooo:paragraph-rsid="000c1d4e"/>
    </style:style>
    <style:style style:name="P13" style:family="paragraph" style:parent-style-name="Table_20_Contents">
      <style:text-properties officeooo:rsid="000790d1" officeooo:paragraph-rsid="000790d1"/>
    </style:style>
    <style:style style:name="P14" style:family="paragraph" style:parent-style-name="Table_20_Contents">
      <style:text-properties officeooo:rsid="000a3c0a" officeooo:paragraph-rsid="000a3c0a"/>
    </style:style>
    <style:style style:name="P15" style:family="paragraph" style:parent-style-name="Table_20_Contents">
      <style:text-properties officeooo:rsid="000c1d4e" officeooo:paragraph-rsid="000c1d4e"/>
    </style:style>
    <style:style style:name="P16" style:family="paragraph" style:parent-style-name="Table_20_Heading">
      <style:text-properties officeooo:paragraph-rsid="000a3c0a"/>
    </style:style>
    <style:style style:name="P17" style:family="paragraph" style:parent-style-name="Table_20_Heading">
      <style:text-properties officeooo:rsid="000a3c0a" officeooo:paragraph-rsid="000a3c0a"/>
    </style:style>
    <style:style style:name="P18" style:family="paragraph" style:parent-style-name="Standard" style:list-style-name="L1">
      <style:text-properties officeooo:paragraph-rsid="0005ef69"/>
    </style:style>
    <style:style style:name="P19" style:family="paragraph" style:parent-style-name="Standard" style:list-style-name="L1">
      <style:text-properties officeooo:paragraph-rsid="0015123e"/>
    </style:style>
    <style:style style:name="P20" style:family="paragraph" style:parent-style-name="Standard" style:list-style-name="L1">
      <style:text-properties officeooo:paragraph-rsid="000790d1"/>
    </style:style>
    <style:style style:name="P21" style:family="paragraph" style:parent-style-name="Standard" style:list-style-name="L1">
      <style:text-properties officeooo:rsid="0005ef69" officeooo:paragraph-rsid="0005ef69"/>
    </style:style>
    <style:style style:name="P22" style:family="paragraph" style:parent-style-name="Standard" style:list-style-name="L1">
      <style:text-properties officeooo:rsid="0005ef69" officeooo:paragraph-rsid="00225c53"/>
    </style:style>
    <style:style style:name="P23" style:family="paragraph" style:parent-style-name="Standard" style:list-style-name="L1">
      <style:text-properties officeooo:rsid="0005ef69" officeooo:paragraph-rsid="003366a9"/>
    </style:style>
    <style:style style:name="P24" style:family="paragraph" style:parent-style-name="Standard" style:list-style-name="L1">
      <style:text-properties officeooo:rsid="000790d1" officeooo:paragraph-rsid="000790d1"/>
    </style:style>
    <style:style style:name="P25" style:family="paragraph" style:parent-style-name="Standard" style:list-style-name="L3">
      <style:text-properties officeooo:rsid="000790d1" officeooo:paragraph-rsid="000790d1"/>
    </style:style>
    <style:style style:name="P26" style:family="paragraph" style:parent-style-name="Standard" style:list-style-name="L2">
      <style:text-properties officeooo:paragraph-rsid="000cb6e4"/>
    </style:style>
    <style:style style:name="P27" style:family="paragraph" style:parent-style-name="Standard" style:list-style-name="L2">
      <style:text-properties officeooo:rsid="000fa0c5" officeooo:paragraph-rsid="000fa0c5"/>
    </style:style>
    <style:style style:name="P28" style:family="paragraph" style:parent-style-name="Standard" style:list-style-name="L2">
      <style:text-properties officeooo:rsid="000cb6e4" officeooo:paragraph-rsid="002103df"/>
    </style:style>
    <style:style style:name="P29" style:family="paragraph" style:parent-style-name="Standard" style:list-style-name="L1">
      <style:text-properties officeooo:rsid="002c6f68" officeooo:paragraph-rsid="002c6f68"/>
    </style:style>
    <style:style style:name="P30" style:family="paragraph" style:parent-style-name="Standard" style:list-style-name="L1">
      <style:text-properties officeooo:rsid="000a3c0a" officeooo:paragraph-rsid="000a3c0a"/>
    </style:style>
    <style:style style:name="P31" style:family="paragraph" style:parent-style-name="Standard" style:list-style-name="L1">
      <style:text-properties fo:font-weight="bold" officeooo:rsid="0005ef69" officeooo:paragraph-rsid="0005ef69" style:font-weight-asian="bold" style:font-weight-complex="bold"/>
    </style:style>
    <style:style style:name="P32" style:family="paragraph" style:parent-style-name="Standard" style:list-style-name="L1">
      <style:text-properties fo:font-weight="bold" officeooo:rsid="002de94c" officeooo:paragraph-rsid="002de94c" style:font-weight-asian="bold" style:font-weight-complex="bold"/>
    </style:style>
    <style:style style:name="P33" style:family="paragraph" style:parent-style-name="Standard" style:list-style-name="L1">
      <style:text-properties fo:font-weight="bold" officeooo:rsid="0010db51" officeooo:paragraph-rsid="0010db51" style:font-weight-asian="bold" style:font-weight-complex="bold"/>
    </style:style>
    <style:style style:name="P34" style:family="paragraph" style:parent-style-name="Standard" style:list-style-name="L1">
      <style:paragraph-properties fo:break-before="page"/>
      <style:text-properties officeooo:rsid="0005ef69" officeooo:paragraph-rsid="003366a9"/>
    </style:style>
    <style:style style:name="T1" style:family="text">
      <style:text-properties officeooo:rsid="0005ef69"/>
    </style:style>
    <style:style style:name="T2" style:family="text">
      <style:text-properties officeooo:rsid="000790d1"/>
    </style:style>
    <style:style style:name="T3" style:family="text">
      <style:text-properties style:text-position="super 58%" officeooo:rsid="000790d1"/>
    </style:style>
    <style:style style:name="T4" style:family="text">
      <style:text-properties style:text-position="super 58%" officeooo:rsid="000a3c0a"/>
    </style:style>
    <style:style style:name="T5" style:family="text">
      <style:text-properties style:text-position="super 58%" officeooo:rsid="001edef5"/>
    </style:style>
    <style:style style:name="T6" style:family="text">
      <style:text-properties style:text-position="super 58%" officeooo:rsid="0028bf36"/>
    </style:style>
    <style:style style:name="T7" style:family="text">
      <style:text-properties officeooo:rsid="0008e144"/>
    </style:style>
    <style:style style:name="T8" style:family="text">
      <style:text-properties officeooo:rsid="000a3c0a"/>
    </style:style>
    <style:style style:name="T9" style:family="text">
      <style:text-properties officeooo:rsid="000cb6e4"/>
    </style:style>
    <style:style style:name="T10" style:family="text">
      <style:text-properties officeooo:rsid="000cb6e4" style:font-size-asian="10.5pt" style:text-overline-style="solid" style:text-overline-width="auto" style:text-overline-color="font-color"/>
    </style:style>
    <style:style style:name="T11" style:family="text">
      <style:text-properties officeooo:rsid="000cb6e4" style:text-overline-style="solid" style:text-overline-width="auto" style:text-overline-color="font-color"/>
    </style:style>
    <style:style style:name="T12" style:family="text">
      <style:text-properties officeooo:rsid="000fa0c5" style:text-overline-style="solid" style:text-overline-width="auto" style:text-overline-color="font-color"/>
    </style:style>
    <style:style style:name="T13" style:family="text">
      <style:text-properties officeooo:rsid="0015123e" style:text-overline-style="solid" style:text-overline-width="auto" style:text-overline-color="font-color"/>
    </style:style>
    <style:style style:name="T14" style:family="text">
      <style:text-properties officeooo:rsid="002103df" style:text-overline-style="solid" style:text-overline-width="auto" style:text-overline-color="font-color"/>
    </style:style>
    <style:style style:name="T15" style:family="text">
      <style:text-properties officeooo:rsid="000dc10d"/>
    </style:style>
    <style:style style:name="T16" style:family="text">
      <style:text-properties officeooo:rsid="000fa0c5"/>
    </style:style>
    <style:style style:name="T17" style:family="text">
      <style:text-properties fo:font-weight="bold" officeooo:rsid="000fa0c5" style:font-weight-asian="bold" style:font-weight-complex="bold"/>
    </style:style>
    <style:style style:name="T18" style:family="text">
      <style:text-properties fo:font-weight="bold" officeooo:rsid="000cb6e4" style:font-weight-asian="bold" style:font-weight-complex="bold"/>
    </style:style>
    <style:style style:name="T19" style:family="text">
      <style:text-properties fo:font-weight="bold" officeooo:rsid="0005ef69" style:font-weight-asian="bold" style:font-weight-complex="bold"/>
    </style:style>
    <style:style style:name="T20" style:family="text">
      <style:text-properties fo:font-weight="bold" officeooo:rsid="0008e144" style:font-weight-asian="bold" style:font-weight-complex="bold"/>
    </style:style>
    <style:style style:name="T21" style:family="text">
      <style:text-properties officeooo:rsid="0015123e"/>
    </style:style>
    <style:style style:name="T22" style:family="text">
      <style:text-properties officeooo:rsid="0015edc2"/>
    </style:style>
    <style:style style:name="T23" style:family="text">
      <style:text-properties officeooo:rsid="00198acc"/>
    </style:style>
    <style:style style:name="T24" style:family="text">
      <style:text-properties officeooo:rsid="0019e8f3"/>
    </style:style>
    <style:style style:name="T25" style:family="text">
      <style:text-properties officeooo:rsid="001bda98"/>
    </style:style>
    <style:style style:name="T26" style:family="text">
      <style:text-properties officeooo:rsid="001c52b2"/>
    </style:style>
    <style:style style:name="T27" style:family="text">
      <style:text-properties officeooo:rsid="001d5bdb"/>
    </style:style>
    <style:style style:name="T28" style:family="text">
      <style:text-properties officeooo:rsid="001edef5"/>
    </style:style>
    <style:style style:name="T29" style:family="text">
      <style:text-properties officeooo:rsid="001f940f"/>
    </style:style>
    <style:style style:name="T30" style:family="text">
      <style:text-properties officeooo:rsid="0020c238"/>
    </style:style>
    <style:style style:name="T31" style:family="text">
      <style:text-properties officeooo:rsid="002103df"/>
    </style:style>
    <style:style style:name="T32" style:family="text">
      <style:text-properties officeooo:rsid="00211901"/>
    </style:style>
    <style:style style:name="T33" style:family="text">
      <style:text-properties officeooo:rsid="00225c53"/>
    </style:style>
    <style:style style:name="T34" style:family="text">
      <style:text-properties officeooo:rsid="00240fb1"/>
    </style:style>
    <style:style style:name="T35" style:family="text">
      <style:text-properties officeooo:rsid="00259dd9"/>
    </style:style>
    <style:style style:name="T36" style:family="text">
      <style:text-properties officeooo:rsid="0027791f"/>
    </style:style>
    <style:style style:name="T37" style:family="text">
      <style:text-properties officeooo:rsid="0028bf36"/>
    </style:style>
    <style:style style:name="T38" style:family="text">
      <style:text-properties officeooo:rsid="002a0898"/>
    </style:style>
    <style:style style:name="T39" style:family="text">
      <style:text-properties officeooo:rsid="002a9563"/>
    </style:style>
    <style:style style:name="T40" style:family="text">
      <style:text-properties officeooo:rsid="002ef71a"/>
    </style:style>
    <style:style style:name="T41" style:family="text">
      <style:text-properties officeooo:rsid="003366a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C Module ADC_00</text:p>
      <text:p text:style-name="P4"/>
      <text:p text:style-name="P4">Reads out sets of digital output from sets of ADS7822 12-bit adc chips with output provided as RS232 compliant serial signals. Output may be selected as 1-shot, free-running, pre-set counts, or external trigger. Input is a single-ended analog signal between 0 and Vref. Vref may be set between 0 and +5 Volts.</text:p>
      <text:list xml:id="list1076382796" text:style-name="L1">
        <text:list-header>
          <text:p text:style-name="P21"/>
        </text:list-header>
        <text:list-item>
          <text:p text:style-name="P18"><text:span text:style-name="T19">Circuit</text:span><text:span text:style-name="T1">: </text:span><text:span text:style-name="T15">Trigger(s) from selectable from four sources are used to trigger and enable data conversion from an ADS7822 ADC. A counter, initialized from a signal derived from the triggers, is used to generate 4 pairs of start/stop bits which are superimposed on the readout stream from the ADC. <text:s/>The ADC bits framed by the start and stop bits are then converted to RS232 voltage levels and provided at a serial output.</text:span></text:p>
          <text:list>
            <text:list-item>
              <text:p text:style-name="P21">ADS7822 </text:p>
            </text:list-item>
            <text:list-item>
              <text:p text:style-name="P21">RS232</text:p>
              <text:list>
                <text:list-item>
                  <text:p text:style-name="P18"><text:span text:style-name="T1">UART specific aspects: </text:span><text:span text:style-name="T2">A variety of documentation suggests that the 16550 series of UART </text:span><text:span text:style-name="T28">chips</text:span><text:span text:style-name="T2"> process serial data by sampling at 16 times the baud rate. The </text:span><text:span text:style-name="T28">START</text:span><text:span text:style-name="T2"> bit is detected as an edge while the level of the other bits (data, </text:span><text:span text:style-name="T28">PARITY</text:span><text:span text:style-name="T2">, </text:span><text:span text:style-name="T28">and STOP</text:span><text:span text:style-name="T2">) are obtained by the middle sample value (8</text:span><text:span text:style-name="T3">th</text:span><text:span text:style-name="T2"> sampling), sometimes with some protection to ensure that the </text:span><text:span text:style-name="T28">START</text:span><text:span text:style-name="T2"> bit wasn't spurious.</text:span></text:p>
                </text:list-item>
                <text:list-item>
                  <text:p text:style-name="P19"><text:span text:style-name="T27">CS, used to enable the ADC, is also </text:span><text:span text:style-name="T21">used to generate the first </text:span><text:span text:style-name="T28">START</text:span><text:span text:style-name="T21"> bit by an OR between </text:span><text:span text:style-name="T13">CS</text:span><text:span text:style-name="T21"> shifted by 1.5 periods and CS shifted by 1 period. The resulting ½ period </text:span><text:span text:style-name="T27">pulse</text:span><text:span text:style-name="T21"> is used for 2 purposes. It is </text:span><text:span text:style-name="T27">1) </text:span><text:span text:style-name="T21">'re-stretched' to a full period, negative-going pulse </text:span><text:span text:style-name="T28">delayed by one clock cycle</text:span><text:span text:style-name="T21"> </text:span><text:span text:style-name="T27">with a</text:span><text:span text:style-name="T21"> shift-register, and </text:span><text:span text:style-name="T27">2) </text:span><text:span text:style-name="T21">it is used to initialize a counter. The 're</text:span><text:span text:style-name="T28">-</text:span><text:span text:style-name="T21">stretched' pulse </text:span><text:span text:style-name="T28">provides the first START bit. The output of the counter is delayed by one clock cycle using the same shift-register used to generate the 're-stretched' pulse, providing the START bits for the 2</text:span><text:span text:style-name="T5">nd</text:span><text:span text:style-name="T28">, 3</text:span><text:span text:style-name="T5">rd</text:span><text:span text:style-name="T28">, and 4</text:span><text:span text:style-name="T5">th</text:span><text:span text:style-name="T28"> 8-bit words.</text:span><text:span text:style-name="T21"> The </text:span><text:span text:style-name="T28">output from the </text:span><text:span text:style-name="T21">counter </text:span><text:span text:style-name="T28">is also used to </text:span><text:span text:style-name="T21">re-initialize itself on completing each count-down </text:span><text:span text:style-name="T28">cycle</text:span><text:span text:style-name="T21">. </text:span><text:span text:style-name="T29">An inverted copy of the </text:span><text:span text:style-name="T22">counter output </text:span><text:span text:style-name="T29">is</text:span><text:span text:style-name="T22"> used as the </text:span><text:span text:style-name="T29">STOP</text:span><text:span text:style-name="T22"> bit for each 8-bit word.</text:span></text:p>
                </text:list-item>
                <text:list-item>
                  <text:p text:style-name="P21"><text:span text:style-name="T30">S</text:span>ampling times</text:p>
                </text:list-item>
              </text:list>
              <text:p text:style-name="P24">The table below summarizes the center sampling time of each bit in an 8 bit word relative to the leading edge of the <text:span text:style-name="T30">START</text:span> bit (falling edge in TTL, rising edge in RS232), assuming 115.<text:span text:style-name="T24">2</text:span> kbps baud rate.</text:p>
            </text:list-item>
          </text:list>
        </text:list-item>
      </text:list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3">Bit 7</text:p>
          </table:table-cell>
          <table:table-cell table:style-name="Table1.A1" office:value-type="string">
            <text:p text:style-name="P13">Bit 6</text:p>
          </table:table-cell>
          <table:table-cell table:style-name="Table1.A1" office:value-type="string">
            <text:p text:style-name="P13">Bit 5</text:p>
          </table:table-cell>
          <table:table-cell table:style-name="Table1.A1" office:value-type="string">
            <text:p text:style-name="P13">Bit 4</text:p>
          </table:table-cell>
          <table:table-cell table:style-name="Table1.A1" office:value-type="string">
            <text:p text:style-name="P13">Bit 3</text:p>
          </table:table-cell>
          <table:table-cell table:style-name="Table1.A1" office:value-type="string">
            <text:p text:style-name="P13">Bit 2</text:p>
          </table:table-cell>
          <table:table-cell table:style-name="Table1.A1" office:value-type="string">
            <text:p text:style-name="P13">Bit 1</text:p>
          </table:table-cell>
          <table:table-cell table:style-name="Table1.A1" office:value-type="string">
            <text:p text:style-name="P13">Bit 0</text:p>
          </table:table-cell>
          <table:table-cell table:style-name="Table1.I1" office:value-type="string">
            <text:p text:style-name="P13">Stop Bit</text:p>
          </table:table-cell>
        </table:table-row>
        <table:table-row>
          <table:table-cell table:style-name="Table1.A2" office:value-type="string">
            <text:p text:style-name="P13">13.<text:span text:style-name="T26">0</text:span> usec</text:p>
          </table:table-cell>
          <table:table-cell table:style-name="Table1.B2" office:value-type="float" office:value="21.7">
            <text:p text:style-name="P13">21.7</text:p>
          </table:table-cell>
          <table:table-cell table:style-name="Table1.B2" office:value-type="float" office:value="30.38">
            <text:p text:style-name="P13">30.38</text:p>
          </table:table-cell>
          <table:table-cell table:style-name="Table1.B2" office:value-type="float" office:value="39.06">
            <text:p text:style-name="P13">39.06</text:p>
          </table:table-cell>
          <table:table-cell table:style-name="Table1.B2" office:value-type="float" office:value="47.74">
            <text:p text:style-name="P13">47.74</text:p>
          </table:table-cell>
          <table:table-cell table:style-name="Table1.B2" office:value-type="float" office:value="56.42">
            <text:p text:style-name="P13">56.42</text:p>
          </table:table-cell>
          <table:table-cell table:style-name="Table1.B2" office:value-type="float" office:value="65.1">
            <text:p text:style-name="P13">65.1</text:p>
          </table:table-cell>
          <table:table-cell table:style-name="Table1.B2" office:value-type="float" office:value="73.78">
            <text:p text:style-name="P13">73.78</text:p>
          </table:table-cell>
          <table:table-cell table:style-name="Table1.I2" office:value-type="float" office:value="82.46">
            <text:p text:style-name="P13">82.46</text:p>
          </table:table-cell>
        </table:table-row>
      </table:table>
      <text:p text:style-name="P5"/>
      <text:list xml:id="list1499009814" text:continue-numbering="true" text:style-name="L1">
        <text:list-item>
          <text:list>
            <text:list-item>
              <text:p text:style-name="P21">Timing.</text:p>
            </text:list-item>
          </text:list>
        </text:list-item>
      </text:list>
      <text:p text:style-name="P7">Several of the chips in the circuit have specific timing requirements that needed to be attended to <text:span text:style-name="T31">in order </text:span>to achieve the appropriate coordination for parsing the 25 bits of ADC output into 8-bit words and inserting start and stop bits. Key points are:</text:p>
      <text:list xml:id="list1661616276" text:style-name="L2">
        <text:list-item>
          <text:p text:style-name="P26"><text:span text:style-name="T9">40102 </text:span><text:span text:style-name="T16">BCD down c</text:span><text:span text:style-name="T9">ounter. </text:span><text:span text:style-name="T16">Uses CK. Transitions are on </text:span><text:span text:style-name="T17">Low to High</text:span><text:span text:style-name="T16"> edges. As long as CS is asserted, it will reset itself when a countdown is complete.</text:span></text:p>
        </text:list-item>
        <text:list-item>
          <text:p text:style-name="P26"><text:span text:style-name="T9">74LS164 </text:span><text:span text:style-name="T16"><text:s/>8-bit shift register. These transition at </text:span><text:span text:style-name="T17">Low to High</text:span><text:span text:style-name="T16"> edges. Some of them use CK and some use </text:span><text:span text:style-name="T12">CK</text:span><text:span text:style-name="T16"> in the circuit.</text:span></text:p>
        </text:list-item>
        <text:list-item>
          <text:p text:style-name="P26"><text:span text:style-name="T9">74LS74 </text:span><text:span text:style-name="T16">D-type Flip-flop</text:span></text:p>
        </text:list-item>
        <text:list-item>
          <text:p text:style-name="P27">74LS76 JK Flip-Flop.</text:p>
        </text:list-item>
        <text:list-item>
          <text:p text:style-name="P28"><text:span text:style-name="T31">NE555 timer </text:span><text:span text:style-name="T39">(two of these)</text:span><text:span text:style-name="T31">. </text:span><text:span text:style-name="T37">One</text:span><text:span text:style-name="T31"> implements a monostable to provide CS </text:span><text:soft-page-break/><text:span text:style-name="T31">synchronized to the falling edge of a short pulse which itself is synchronized with the falling edge of </text:span><text:span text:style-name="T14">CK</text:span><text:span text:style-name="T31"> to make it compatible with the clocking of the ADS7822. </text:span><text:span text:style-name="T37">With the values provided, CS should be approximately 330 nsec long, ending before a 5</text:span><text:span text:style-name="T6">th</text:span><text:span text:style-name="T37"> START bit would be sent out but after the 4</text:span><text:span text:style-name="T6">th</text:span><text:span text:style-name="T37"> START bit. The 4</text:span><text:span text:style-name="T6">th</text:span><text:span text:style-name="T37"> word contains no valid data so its value is immaterial except possibly for error checking. </text:span><text:span text:style-name="T38">A second 555 is used in the free-running mode to provide a continuously set of pulses for CT.</text:span></text:p>
        </text:list-item>
        <text:list-item>
          <text:p text:style-name="P26"><text:span text:style-name="T9">ADS7822: Bit transitions occur on </text:span><text:span text:style-name="T18">Falling edge</text:span><text:span text:style-name="T9"> of clock. </text:span><text:span text:style-name="T10">CK</text:span><text:span text:style-name="T9"> is used as the clock. </text:span><text:span text:style-name="T11">CS</text:span><text:span text:style-name="T9"> is generated to fall with the falling edge of </text:span><text:span text:style-name="T11">CK</text:span><text:span text:style-name="T9">.</text:span></text:p>
        </text:list-item>
      </text:list>
      <text:list xml:id="list1097950918" text:continue-list="list1499009814" text:style-name="L1">
        <text:list-item>
          <text:list>
            <text:list-item>
              <text:p text:style-name="P21">Readout type selection</text:p>
              <text:list>
                <text:list-item>
                  <text:p text:style-name="P22"><text:span text:style-name="T33">Each read-out type provides a mechanism for generating pulse, CT. CT is synchronized to rise with CK using a 7474 D-type flip-flop. </text:span><text:span text:style-name="T34">The flip-flop output is logically OR'd with a slightly delayed and inverted version of itself to generate CM which triggers the CS-generating monostable. The delay is provided by a set of 5 inverters and yields a 15-20 nsec pulse using TTL devices.</text:span></text:p>
                </text:list-item>
                <text:list-item>
                  <text:p text:style-name="P18"><text:span text:style-name="T1">One-shot: </text:span><text:span text:style-name="T34">A debounced pushbutton </text:span><text:span text:style-name="T36">(buffer the switch output with a 7432 filtering the input to ground through a capacitor) with an inverter</text:span><text:span text:style-name="T34"> generates CT.</text:span></text:p>
                </text:list-item>
                <text:list-item>
                  <text:p text:style-name="P18"><text:span text:style-name="T1">Free-running: </text:span><text:span text:style-name="T16">A</text:span><text:span text:style-name="T32">n</text:span><text:span text:style-name="T16"> SPDT switch </text:span><text:span text:style-name="T32">enables</text:span><text:span text:style-name="T16"> an astable </text:span><text:span text:style-name="T32">implemented with a </text:span><text:span text:style-name="T16">555 operating at a frequency appropriate to allow the 4 8-bit reads. The astable output is inverted and the resulting low portion of the waveform </text:span><text:span text:style-name="T34">provides CT.</text:span></text:p>
                </text:list-item>
                <text:list-item>
                  <text:p text:style-name="P21"><text:span text:style-name="T35">Preset</text:span> count –<text:span text:style-name="T34"> not yet implemented.</text:span></text:p>
                </text:list-item>
                <text:list-item>
                  <text:p text:style-name="P21">External Trigger –<text:span text:style-name="T34"> not yet implemented.</text:span></text:p>
                </text:list-item>
              </text:list>
            </text:list-item>
            <text:list-item>
              <text:p text:style-name="P29">Multi-ADC readout</text:p>
              <text:list>
                <text:list-item>
                  <text:p text:style-name="P29">Multiple ADCs are read out by sending CS to a set of J/K flip-flops with outputs sent to a decoder (74138). The decoder sends each CS through one of its outputs, each of which is the direct CS used for each respective ADC.</text:p>
                </text:list-item>
              </text:list>
            </text:list-item>
            <text:list-item>
              <text:p text:style-name="P30">Output data</text:p>
            </text:list-item>
          </text:list>
        </text:list-item>
      </text:list>
      <text:p text:style-name="P2"><text:span text:style-name="T8"><text:tab/>Data is provided as a set of 4 8-bit RS232 words at a fixed 115.</text:span><text:span text:style-name="T25">2</text:span><text:span text:style-name="T8"> </text:span><text:span text:style-name="T35">k bps</text:span><text:span text:style-name="T8"> rate. The ADC provides 25 data bits in MSB to LSB order and then LSB to MSB order. <text:s/>The 4</text:span><text:span text:style-name="T4">th</text:span><text:span text:style-name="T8"> word consists of logic-0's output by the ADC during the portion that CS is high but after the last data bit has been read and logic-1's from the pullup on the tri-stated ADC output when CS is low. The data bits are fully contained within the first 3 of the 4 8-bit words read out. Bits 2,3, 7, and 8 are read only once as their timing locations for the second time they are read are used for start and stop bits between the 1</text:span><text:span text:style-name="T4">st</text:span><text:span text:style-name="T8"> and 2</text:span><text:span text:style-name="T4">nd</text:span><text:span text:style-name="T8"> and between the 2</text:span><text:span text:style-name="T4">nd</text:span><text:span text:style-name="T8"> and 3</text:span><text:span text:style-name="T4">rd</text:span><text:span text:style-name="T8"> 8-bit words.</text:span></text:p>
      <text:p text:style-name="P8">Serial out bit order: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>
            <table:table-cell table:style-name="Table2.A1" office:value-type="string">
              <text:p text:style-name="P17">8-bit word</text:p>
            </table:table-cell>
            <table:table-cell table:style-name="Table2.A1" office:value-type="string">
              <text:p text:style-name="P16"><text:span text:style-name="T8">Serial Out 1</text:span><text:span text:style-name="T4">st</text:span><text:span text:style-name="T8"> bit</text:span></text:p>
            </table:table-cell>
            <table:table-cell table:style-name="Table2.A1" office:value-type="string">
              <text:p text:style-name="P16"><text:span text:style-name="T8">Serial Out 2</text:span><text:span text:style-name="T4">nd</text:span><text:span text:style-name="T8"> bit</text:span></text:p>
            </table:table-cell>
            <table:table-cell table:style-name="Table2.A1" office:value-type="string">
              <text:p text:style-name="P16"><text:span text:style-name="T8">Serial Out 3</text:span><text:span text:style-name="T4">rd</text:span><text:span text:style-name="T8"> bit</text:span></text:p>
            </table:table-cell>
            <table:table-cell table:style-name="Table2.A1" office:value-type="string">
              <text:p text:style-name="P16"><text:span text:style-name="T8">Serial Out 4</text:span><text:span text:style-name="T4">th</text:span><text:span text:style-name="T8"> bit</text:span></text:p>
            </table:table-cell>
            <table:table-cell table:style-name="Table2.A1" office:value-type="string">
              <text:p text:style-name="P16"><text:span text:style-name="T8">Serial Out 5</text:span><text:span text:style-name="T4">th</text:span><text:span text:style-name="T8"> bit</text:span></text:p>
            </table:table-cell>
            <table:table-cell table:style-name="Table2.A1" office:value-type="string">
              <text:p text:style-name="P16"><text:span text:style-name="T8">Serial Out 6</text:span><text:span text:style-name="T4">th</text:span><text:span text:style-name="T8"> bit</text:span></text:p>
            </table:table-cell>
            <table:table-cell table:style-name="Table2.A1" office:value-type="string">
              <text:p text:style-name="P16"><text:span text:style-name="T8">Serial Out 7</text:span><text:span text:style-name="T4">th</text:span><text:span text:style-name="T8"> bit</text:span></text:p>
            </table:table-cell>
            <table:table-cell table:style-name="Table2.I1" office:value-type="string">
              <text:p text:style-name="P17">Serial Out 8</text:p>
            </table:table-cell>
          </table:table-row>
        </table:table-header-rows>
        <table:table-row>
          <table:table-cell table:style-name="Table2.A2" office:value-type="float" office:value="1">
            <text:p text:style-name="P14">1</text:p>
          </table:table-cell>
          <table:table-cell table:style-name="Table2.A2" office:value-type="float" office:value="11">
            <text:p text:style-name="P14">11</text:p>
          </table:table-cell>
          <table:table-cell table:style-name="Table2.A2" office:value-type="float" office:value="10">
            <text:p text:style-name="P14">10</text:p>
          </table:table-cell>
          <table:table-cell table:style-name="Table2.A2" office:value-type="float" office:value="9">
            <text:p text:style-name="P14">9</text:p>
          </table:table-cell>
          <table:table-cell table:style-name="Table2.A2" office:value-type="float" office:value="8">
            <text:p text:style-name="P14">8</text:p>
          </table:table-cell>
          <table:table-cell table:style-name="Table2.A2" office:value-type="float" office:value="7">
            <text:p text:style-name="P14">7</text:p>
          </table:table-cell>
          <table:table-cell table:style-name="Table2.A2" office:value-type="float" office:value="6">
            <text:p text:style-name="P14">6</text:p>
          </table:table-cell>
          <table:table-cell table:style-name="Table2.A2" office:value-type="float" office:value="5">
            <text:p text:style-name="P14">5</text:p>
          </table:table-cell>
          <table:table-cell table:style-name="Table2.I2" office:value-type="float" office:value="4">
            <text:p text:style-name="P14">4</text:p>
          </table:table-cell>
        </table:table-row>
        <table:table-row>
          <table:table-cell table:style-name="Table2.A2" office:value-type="float" office:value="2">
            <text:p text:style-name="P14">2</text:p>
          </table:table-cell>
          <table:table-cell table:style-name="Table2.A2" office:value-type="float" office:value="1">
            <text:p text:style-name="P14">1</text:p>
          </table:table-cell>
          <table:table-cell table:style-name="Table2.A2" office:value-type="float" office:value="0">
            <text:p text:style-name="P14">0</text:p>
          </table:table-cell>
          <table:table-cell table:style-name="Table2.A2" office:value-type="float" office:value="1">
            <text:p text:style-name="P14">1</text:p>
          </table:table-cell>
          <table:table-cell table:style-name="Table2.A2" office:value-type="float" office:value="2">
            <text:p text:style-name="P14">2</text:p>
          </table:table-cell>
          <table:table-cell table:style-name="Table2.A2" office:value-type="float" office:value="3">
            <text:p text:style-name="P14">3</text:p>
          </table:table-cell>
          <table:table-cell table:style-name="Table2.A2" office:value-type="float" office:value="4">
            <text:p text:style-name="P14">4</text:p>
          </table:table-cell>
          <table:table-cell table:style-name="Table2.A2" office:value-type="float" office:value="5">
            <text:p text:style-name="P14">5</text:p>
          </table:table-cell>
          <table:table-cell table:style-name="Table2.I2" office:value-type="float" office:value="6">
            <text:p text:style-name="P14">6</text:p>
          </table:table-cell>
        </table:table-row>
        <table:table-row>
          <table:table-cell table:style-name="Table2.A2" office:value-type="float" office:value="3">
            <text:p text:style-name="P14">3</text:p>
          </table:table-cell>
          <table:table-cell table:style-name="Table2.A2" office:value-type="float" office:value="9">
            <text:p text:style-name="P14">9</text:p>
          </table:table-cell>
          <table:table-cell table:style-name="Table2.A2" office:value-type="float" office:value="10">
            <text:p text:style-name="P14">10</text:p>
          </table:table-cell>
          <table:table-cell table:style-name="Table2.A2" office:value-type="float" office:value="11">
            <text:p text:style-name="P14">11</text:p>
          </table:table-cell>
          <table:table-cell table:style-name="Table2.E4" office:value-type="string">
            <text:p text:style-name="P14">LOW</text:p>
          </table:table-cell>
          <table:table-cell table:style-name="Table2.E4" office:value-type="string">
            <text:p text:style-name="P14">LOW</text:p>
          </table:table-cell>
          <table:table-cell table:style-name="Table2.E4" office:value-type="string">
            <text:p text:style-name="P14">LOW</text:p>
          </table:table-cell>
          <table:table-cell table:style-name="Table2.E4" office:value-type="string">
            <text:p text:style-name="P14">LOW</text:p>
          </table:table-cell>
          <table:table-cell table:style-name="Table2.I4" office:value-type="string">
            <text:p text:style-name="P14">LOW</text:p>
          </table:table-cell>
        </table:table-row>
        <table:table-row>
          <table:table-cell table:style-name="Table2.A2" office:value-type="float" office:value="4">
            <text:p text:style-name="P14">4</text:p>
          </table:table-cell>
          <table:table-cell table:style-name="Table2.E4" office:value-type="string">
            <text:p text:style-name="P15">X</text:p>
          </table:table-cell>
          <table:table-cell table:style-name="Table2.E4" office:value-type="string">
            <text:p text:style-name="P15">HIGH</text:p>
          </table:table-cell>
          <table:table-cell table:style-name="Table2.E4" office:value-type="string">
            <text:p text:style-name="P15">HIGH</text:p>
          </table:table-cell>
          <table:table-cell table:style-name="Table2.E4" office:value-type="string">
            <text:p text:style-name="P15">HIGH</text:p>
          </table:table-cell>
          <table:table-cell table:style-name="Table2.E4" office:value-type="string">
            <text:p text:style-name="P15">HIGH</text:p>
          </table:table-cell>
          <table:table-cell table:style-name="Table2.E4" office:value-type="string">
            <text:p text:style-name="P15">HIGH</text:p>
          </table:table-cell>
          <table:table-cell table:style-name="Table2.E4" office:value-type="string">
            <text:p text:style-name="P15">HIGH</text:p>
          </table:table-cell>
          <table:table-cell table:style-name="Table2.I4" office:value-type="string">
            <text:p text:style-name="P15">HIGH</text:p>
          </table:table-cell>
        </table:table-row>
        <table:table-row>
          <table:table-cell table:style-name="Table2.A2">
            <text:p text:style-name="P11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E4" office:value-type="string">
            <text:p text:style-name="P12"/>
          </table:table-cell>
          <table:table-cell table:style-name="Table2.I4" office:value-type="string">
            <text:p text:style-name="P12"/>
          </table:table-cell>
        </table:table-row>
      </table:table>
      <text:p text:style-name="P8"/>
      <text:list xml:id="list1333053733" text:continue-numbering="true" text:style-name="L1">
        <text:list-item>
          <text:p text:style-name="P31">Readout Software</text:p>
        </text:list-item>
      </text:list>
      <text:p text:style-name="P6"><text:soft-page-break/><text:tab/>Basic testing accomplished by following sequence:</text:p>
      <text:list xml:id="list873030823" text:style-name="L3">
        <text:list-item>
          <text:p text:style-name="P25">cat /dev/ttyS0 &gt; read.txt</text:p>
        </text:list-item>
        <text:list-item>
          <text:p text:style-name="P25">xxd read.txt &gt; dump.txt</text:p>
        </text:list-item>
        <text:list-item>
          <text:p text:style-name="P25">dump.txt can be read directly or used as input into other code.</text:p>
        </text:list-item>
      </text:list>
      <text:p text:style-name="P1"><text:span text:style-name="T1"><text:tab/></text:span><text:span text:style-name="T2">Note that by default, xxd yields hex-encoded data that is in reverse bit-order from what is transmitted over the serial line. The ADC7822 is read out with bits 11 to 4 leading off with bit 11. The output from xxd </text:span><text:span text:style-name="T7">is bit 4 to bit 11, leading off with bit 4.</text:span></text:p>
      <text:list xml:id="list767830027" text:continue-list="list1333053733" text:style-name="L1">
        <text:list-item>
          <text:list>
            <text:list-item>
              <text:p text:style-name="P20"><text:span text:style-name="T2">reverse.py: </text:span><text:span text:style-name="T7">this script parses the dump.txt file from xxd. Bits 1, 4, 5, 6, 9, 10, and 11 are read twice on each read of the ADC. </text:span><text:span text:style-name="T23">r</text:span><text:span text:style-name="T7">everse.py checks that these bits are the same value on each read and then calculates the bit count and Vref-based voltage. Output is the mean and standard deviation of the voltages in dump.txt.</text:span></text:p>
            </text:list-item>
            <text:list-item>
              <text:p text:style-name="P18"><text:span text:style-name="T1">reverse.c: </text:span><text:span text:style-name="T7">c-version of the python script, </text:span><text:span text:style-name="T20">to be done</text:span></text:p>
            </text:list-item>
            <text:list-item>
              <text:p text:style-name="P18"><text:span text:style-name="T1">GNUplot: </text:span><text:span text:style-name="T20">to be done</text:span></text:p>
            </text:list-item>
          </text:list>
        </text:list-item>
        <text:list-item>
          <text:p text:style-name="P32">Output Bit Ordering:</text:p>
          <text:list>
            <text:list-item>
              <text:p text:style-name="P32">Oscilloscope (with a stop and start bit between each word)</text:p>
              <text:list>
                <text:list-item>
                  <text:p text:style-name="P32">Word 0: B11-B10-B9-B8-B7-B6-B5-B4</text:p>
                </text:list-item>
                <text:list-item>
                  <text:p text:style-name="P32">Word 1: B1-B0-B1-B2-B3-B4-B5-B6</text:p>
                </text:list-item>
                <text:list-item>
                  <text:p text:style-name="P32">Word 2: B9-B10-B11-0-0-0-0-0</text:p>
                </text:list-item>
                <text:list-item>
                  <text:p text:style-name="P32">Word 3: X-1-1-1-1-1-1-1</text:p>
                </text:list-item>
              </text:list>
            </text:list-item>
            <text:list-item>
              <text:p text:style-name="P32">xxd order (issued as a line with concatenated pairs of words):</text:p>
              <text:list>
                <text:list-item>
                  <text:p text:style-name="P32">Word 0: B4-B5-B6-B7-B8-B9-B10-B11</text:p>
                </text:list-item>
                <text:list-item>
                  <text:p text:style-name="P32">Word 1: B6-B5-B4-B3-B2-B1-B0-B1</text:p>
                </text:list-item>
                <text:list-item>
                  <text:p text:style-name="P32">Word 2: 0-0-0-0-0-B11-B10-B9</text:p>
                </text:list-item>
                <text:list-item>
                  <text:p text:style-name="P32">Word 3: 1-1-1-1-1-1-1-X</text:p>
                </text:list-item>
              </text:list>
            </text:list-item>
            <text:list-item>
              <text:p text:style-name="P32">sport.c order:</text:p>
              <text:list>
                <text:list-item>
                  <text:p text:style-name="P32">Word 0: 1-1-1-1-1-1-1-X</text:p>
                </text:list-item>
                <text:list-item>
                  <text:p text:style-name="P32">Word 1: 0-0-0-0-0-B11-B10-B9</text:p>
                </text:list-item>
                <text:list-item>
                  <text:p text:style-name="P32">Word 2: B6-B5-B4-B3-B2-B1-B0-B1</text:p>
                </text:list-item>
                <text:list-item>
                  <text:p text:style-name="P32">Word 3: B4-B5-B6-B7-B8-B9-B10-B11</text:p>
                </text:list-item>
              </text:list>
            </text:list-item>
          </text:list>
        </text:list-item>
        <text:list-item>
          <text:p text:style-name="P33">Operation</text:p>
        </text:list-item>
      </text:list>
      <text:p text:style-name="P9"><text:tab/>Free-running: readout from /dev/ttyS0 should begin prior to turning on the ADC. The ADC should be turned off before ending the readout.</text:p>
      <text:p text:style-name="P9"><text:tab/><text:tab/><text:span text:style-name="T40">Notes:</text:span></text:p>
      <text:p text:style-name="P10"><text:tab/><text:tab/>I have observed at least one instance of a spurious set of 8 bits being inserted into the ouput. I don't know where it came from but the value was 0x72=01110010</text:p>
      <text:list xml:id="list1038848395" text:continue-numbering="true" text:style-name="L1">
        <text:list-item>
          <text:p text:style-name="P31">Module Hardware</text:p>
          <text:p text:style-name="P21"/>
        </text:list-item>
        <text:list-item>
          <text:p text:style-name="P34"><text:span text:style-name="T41">Looking at top of Perf board,green connectors from left to right with connector edge toward the viewer:</text:span></text:p>
        </text:list-item>
        <text:list-item>
          <text:p text:style-name="P23"><text:span text:style-name="T41">(RTS, X) (Empty, X) (DataOut to RxD, Ground), (Ground, empty), (LED, LED), (Empty, Blue cable from switch</text:span></text:p>
        </text:list-item>
        <text:list-item>
          <text:p text:style-name="P23"><text:span text:style-name="T41">DIP-8 at back left has a 1k resistor from pins 1 to 8, ground for pin 2, ground for pin 3, and Vcc for Pin 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5T07:48:27</meta:creation-date>
    <dc:date>2015-01-31T15:09:30</dc:date>
    <meta:editing-duration>PT654H57M17S</meta:editing-duration>
    <meta:editing-cycles>29</meta:editing-cycles>
    <meta:generator>OpenOffice.org/3.2$Linux OpenOffice.org_project/320m19$Build-9505</meta:generator>
    <meta:print-date>2013-01-24T17:23:21</meta:print-date>
    <meta:document-statistic meta:table-count="2" meta:image-count="0" meta:object-count="0" meta:page-count="4" meta:paragraph-count="124" meta:word-count="1408" meta:character-count="7529"/>
  </office:meta>
</office:document-meta>
</file>